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2];[.H44];[.H43];[.H65])" office:value-type="float" office:value="75900">
            <text:p>75900</text:p>
          </table:table-cell>
          <table:table-cell table:formula="of:=SUM([.K3];[.K2];[.K6];[.K22])" office:value-type="float" office:value="58800">
            <text:p>58800</text:p>
          </table:table-cell>
          <table:table-cell/>
          <table:table-cell office:value-type="string">
            <text:p>gena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400)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 table:number-columns-repeated="5"/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8" office:value-type="float" office:value="3400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 table:number-columns-repeated="6"/>
        </table:table-row>
        <table:table-row table:style-name="ro14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office:value-type="string">
            <text:p>10000(35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7"/>
          <table:table-cell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/>
          <table:table-cell table:style-name="ce2" table:formula="of:=SUM([.B45:.F45])" office:value-type="float" office:value="24500">
            <text:p>24500</text:p>
          </table:table-cell>
          <table:table-cell table:style-name="ce8" table:formula="of:=SUM([.B65:.F65])" office:value-type="float" office:value="1649.58333333333">
            <text:p>164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44" office:value-type="string">
            <text:p>16/09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1649.58333333333">
            <text:p>1649.58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:.F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65:.F65])" office:value-type="float" office:value="1649.58333333333">
            <text:p>164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65];[.E65];[.F65])" office:value-type="float" office:value="762.083333333333">
            <text:p>762.08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/>
          <table:table-cell table:style-name="ce2"/>
          <table:table-cell table:style-name="ce3" table:formula="of:=SUM([.B65:.F65])" office:value-type="float" office:value="1649.58333333333">
            <text:p>1649.58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1649.58333333333">
            <text:p>164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table:style-name="ce2" table:number-columns-repeated="2"/>
          <table:table-cell table:style-name="ce3" table:formula="of:=SUM([.C65])" office:value-type="float" office:value="387.5">
            <text:p>38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F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table:number-columns-repeated="2"/>
          <table:table-cell table:formula="of:=SUM([.C65];[.E65];[.F64];[.F65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table:number-columns-repeated="2"/>
          <table:table-cell table:formula="of:=SUM([.B65:.F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649.58333333333">
            <text:p>164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649.58333333333">
            <text:p>1649.58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1649.58333333333">
            <text:p>164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)" office:value-type="float" office:value="762.083333333333">
            <text:p>76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7" office:value-type="float" office:value="0">
            <text:p>0</text:p>
          </table:table-cell>
          <table:table-cell/>
          <table:table-cell table:style-name="ce2" table:formula="of:=SUM([.H45:.H64])" office:value-type="float" office:value="24500">
            <text:p>245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11/19/2015</text:date>, <text:time>15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9T15:03:07</dc:date>
    <meta:editing-duration>P2DT11H49M46S</meta:editing-duration>
    <meta:editing-cycles>1217</meta:editing-cycles>
    <meta:generator>OpenOffice/4.1.1$Unix OpenOffice.org_project/411m6$Build-9775</meta:generator>
    <dc:creator>employee employee</dc:creator>
    <meta:document-statistic meta:table-count="9" meta:cell-count="2805" meta:object-count="0"/>
  </office:meta>
</office:document-meta>
</file>